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662" officeooo:paragraph-rsid="001d2662"/>
    </style:style>
    <style:style style:name="P2" style:family="paragraph" style:parent-style-name="Standard">
      <style:text-properties fo:font-size="8pt" officeooo:rsid="001d2662" officeooo:paragraph-rsid="001d2662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<text:database-display text:table-name="hostinfo" text:table-type="table" text:column-name="host1" text:database-name="hostinfo">Alice 6</text:database-display><text:s/>and <text:database-display text:table-name="hostinfo" text:table-type="table" text:column-name="host2" text:database-name="hostinfo">Bob 6</text:database-display>!</text:p>
      <text:p text:style-name="P1"/>
      <text:p text:style-name="P1">You will be hosting <text:database-display text:table-name="hostinfo" text:table-type="table" text:column-name="course" text:database-name="hostinfo">Main</text:database-display><text:s/>on the running dinner!</text:p>
      <text:p text:style-name="P1"/>
      <text:p text:style-name="P1">There will be <text:database-display text:table-name="hostinfo" text:table-type="table" text:column-name="numberOfGuests" text:database-name="hostinfo">4</text:database-display><text:s/>guests and <text:database-display text:table-name="hostinfo" text:table-type="table" text:column-name="numberOfVegetarians" text:database-name="hostinfo">1</text:database-display><text:s/>of them are vegetarians and <text:s/><text:database-display text:table-name="hostinfo" text:table-type="table" text:column-name="numberOfNonAlk" text:database-name="hostinfo">1</text:database-display><text:s/>would like to obstain from alcoholic drinks.</text:p>
      <text:p text:style-name="P1"/>
      <text:p text:style-name="P1">Have a nice evening!</text:p>
      <text:p text:style-name="P1"/>
      <text:p text:style-name="P2">Org info: This letter needs to be at <text:database-display text:table-name="hostinfo" text:table-type="table" text:column-name="address" text:database-name="hostinfo">Haus 6</text:database-display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23:11:05.536809188</meta:creation-date>
    <dc:date>2023-10-15T23:17:20.759537684</dc:date>
    <meta:editing-duration>PT6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6" meta:character-count="294" meta:non-whitespace-character-count="252"/>
  </office:meta>
</office:document-meta>
</file>